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/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/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/>
    <style:style style:name="T15" style:parent-style-name="DefaultParagraphFont" style:family="text">
      <style:text-properties fo:font-weight="bold" style:font-weight-asian="bold"/>
    </style:style>
    <style:style style:name="P16" style:parent-style-name="Normal" style:family="paragraph"/>
    <style:style style:name="P17" style:parent-style-name="Normal" style:family="paragraph"/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/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/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/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T36" style:parent-style-name="DefaultParagraphFont" style:family="text">
      <style:text-properties fo:font-weight="bold" style:font-weight-asian="bold"/>
    </style:style>
    <style:style style:name="P37" style:parent-style-name="Normal" style:family="paragraph"/>
    <style:style style:name="T38" style:parent-style-name="DefaultParagraphFont" style:family="text">
      <style:text-properties fo:font-weight="bold" style:font-weight-asian="bold"/>
    </style:style>
    <style:style style:name="P39" style:parent-style-name="Normal" style:family="paragraph"/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text-properties fo:font-weight="bold" style:font-weight-asian="bold"/>
    </style:style>
    <style:style style:name="P42" style:parent-style-name="Normal" style:family="paragraph">
      <style:text-properties fo:font-weight="bold" style:font-weight-asian="bold"/>
    </style:style>
    <style:style style:name="P43" style:parent-style-name="Normal" style:family="paragraph"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P45" style:parent-style-name="Normal" style:family="paragraph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Normal" style:family="paragraph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Normal" style:family="paragraph">
      <style:text-properties fo:font-weight="bold" style:font-weight-asian="bold"/>
    </style:style>
    <style:style style:name="P50" style:parent-style-name="Normal" style:family="paragraph"/>
    <style:style style:name="P51" style:parent-style-name="Normal" style:family="paragraph"/>
    <style:style style:name="P52" style:parent-style-name="Normal" style:family="paragraph"/>
    <style:style style:name="P53" style:parent-style-name="Normal" style:family="paragraph"/>
    <style:style style:name="P54" style:parent-style-name="Normal" style:family="paragraph"/>
    <style:style style:name="P55" style:parent-style-name="Normal" style:family="paragraph"/>
  </office:automatic-styles>
  <office:body>
    <office:text text:use-soft-page-breaks="true">
      <text:p text:style-name="P1">Meeting, 19. November 2019</text:p>
      <text:p text:style-name="P2">Start: 19:00; End: 20:35</text:p>
      <text:p text:style-name="P3"/>
      <text:list text:style-name="LFO1" text:continue-numbering="true">
        <text:list-item>
          <text:p text:style-name="P4"><text:span text:style-name="T5">Decision:</text:span><text:s/>We will use a Google Sheet because tables on Markdown, especially for Github Pages are really hazardous;<text:s/><text:span text:style-name="T6">@Eva</text:span></text:p>
        </text:list-item>
        <text:list-item>
          <text:p text:style-name="P7">Other Academicians we could write it on are Hilda Tellioglu &amp; Geraldine Fitzgerald; we assume they fulfill the requirements by Wikipedia</text:p>
        </text:list-item>
        <text:list-item>
          <text:p text:style-name="P8">We will<text:s/>use separate accounts for everyone</text:p>
        </text:list-item>
        <text:list-item>
          <text:p text:style-name="P9">We will avoid plagiarism by the Work Distribution described for the First Article</text:p>
        </text:list-item>
        <text:list-item>
          <text:p text:style-name="P10"><text:span text:style-name="T11">Decision:</text:span><text:s/>With our current workflow we have a huge overhead, so we will now strive to write/publish 3 articles, instead the originally planned 7-8 professors</text:p>
        </text:list-item>
        <text:list-item>
          <text:p text:style-name="P12"><text:span text:style-name="T13">Decision:<text:s/></text:span>Our Milestones will be explained in Detail in the Github Pages -&gt; We want the GitHub Pages to be the main source!</text:p>
        </text:list-item>
        <text:list-item>
          <text:p text:style-name="P14"><text:span text:style-name="T15">Decision:<text:s/></text:span>We write down our Accomplishments on Github Pages</text:p>
          <text:list text:continue-numbering="true">
            <text:list-item>
              <text:p text:style-name="P16">Accomplishments will be the page where we write whenever we have done something significant (e.g. We have contacted a professor and this and that was their reply; We have written 500 words for a professor)</text:p>
            </text:list-item>
          </text:list>
        </text:list-item>
        <text:list-item>
          <text:p text:style-name="P17">Edit Decision Log to Accomplishments;<text:s/><text:span text:style-name="T18">@Eva</text:span></text:p>
        </text:list-item>
        <text:list-item>
          <text:p text:style-name="P19">Add team members as collaborators for Github Pages;<text:s/><text:span text:style-name="T20">@Eva</text:span></text:p>
        </text:list-item>
        <text:list-item>
          <text:p text:style-name="P21">Add<text:s/>a<text:s/><text:span text:style-name="T22">TODO</text:span><text:s/>section;<text:s/><text:span text:style-name="T23">@Eva</text:span></text:p>
          <text:list text:continue-numbering="true">
            <text:list-item>
              <text:p text:style-name="P24">For our immediate steps; milestones are for big steps (general interesting points in the future)</text:p>
            </text:list-item>
            <text:list-item>
              <text:p text:style-name="P25">We will assign responsibilities in that section</text:p>
            </text:list-item>
            <text:list-item>
              <text:p text:style-name="P26">That‘s how we will publish our responsibility distribution on Github Pages</text:p>
            </text:list-item>
          </text:list>
        </text:list-item>
      </text:list>
      <text:p text:style-name="Normal"/>
      <text:p text:style-name="P27">First Article</text:p>
      <text:list text:style-name="LFO3" text:continue-numbering="true">
        <text:list-item>
          <text:p text:style-name="P28">We will write it on<text:s/><text:span text:style-name="T29">Geraldine Fitzpatrick</text:span></text:p>
        </text:list-item>
        <text:list-item>
          <text:p text:style-name="P30">Work Distribution</text:p>
          <text:list text:continue-numbering="true">
            <text:list-item>
              <text:p text:style-name="P31">We will split up an article/source into four sections</text:p>
            </text:list-item>
            <text:list-item>
              <text:p text:style-name="P32">Everyone will rewrite the text of the section they received</text:p>
            </text:list-item>
            <text:list-item>
              <text:p text:style-name="P33">We will merge the sections into a coherent text</text:p>
            </text:list-item>
            <text:list-item>
              <text:p text:style-name="P34">Rinse and Repeat with the next article</text:p>
            </text:list-item>
          </text:list>
        </text:list-item>
        <text:list-item>
          <text:p text:style-name="P35">Finish product until<text:s/><text:span text:style-name="T36">25th November 2019</text:span></text:p>
        </text:list-item>
        <text:list-item>
          <text:p text:style-name="P37">We will send the article to Geraldine on<text:s/><text:span text:style-name="T38">25th November 2019</text:span></text:p>
        </text:list-item>
        <text:list-item>
          <text:p text:style-name="P39">First attempt to publish on<text:s/><text:span text:style-name="T40">27th November 2019</text:span></text:p>
        </text:list-item>
      </text:list>
      <text:p text:style-name="P41"/>
      <text:p text:style-name="P42"/>
      <text:p text:style-name="P43">Adaptations to the Project Proposal</text:p>
      <text:p text:style-name="P44">Internal Organisation</text:p>
      <text:p text:style-name="Normal">We will use WhatsApp for any immediate communication (e.g. status-updates, meeting date arrangement, spontaneous interesting findings, etc.).<text:s/></text:p>
      <text:p text:style-name="Normal">We will use Meetings as our main form of organising our entire workflow (e.g. discussing next steps, responsibility distribution, etc.). We will document every meeting and publish it on Github Pages.</text:p>
      <text:p text:style-name="Normal">We will use Github Pages for our entire project documentation. In addition to our output, we will publish how we organise ourselves. We will publish achievements, whenever someone has a moment of success.</text:p>
      <text:p text:style-name="Normal"/>
      <text:soft-page-break/>
      <text:p text:style-name="P45">Milestones</text:p>
      <text:p text:style-name="Normal">Milestones are published in Github Pages (<text:span text:style-name="T46">LINK</text:span>)</text:p>
      <text:p text:style-name="Normal"/>
      <text:p text:style-name="P47">Responsibility Distribution</text:p>
      <text:p text:style-name="Normal">Responsibilities are distributed in the TODO section of our Github Pages (<text:span text:style-name="T48">LINK</text:span>)</text:p>
      <text:p text:style-name="Normal"/>
      <text:p text:style-name="P49">Technical Constraints &amp; Challenges</text:p>
      <text:list text:style-name="LFO2" text:continue-numbering="true">
        <text:list-item>
          <text:p text:style-name="P50">How can reliable information also be citable?</text:p>
        </text:list-item>
        <text:list-item>
          <text:p text:style-name="P51">How can we publish pictures under Creative Commons License?</text:p>
        </text:list-item>
        <text:list-item>
          <text:p text:style-name="P52">What do we need to consider in order for our pages to be accepted?</text:p>
        </text:list-item>
        <text:list-item>
          <text:p text:style-name="P53">Is there some information the professor doesn‘t want published but we find sufficient important enough?</text:p>
          <text:list text:continue-numbering="true">
            <text:list-item>
              <text:p text:style-name="P54">We will see these professors in our academic future; Are there going to be consequences?</text:p>
            </text:list-item>
          </text:list>
        </text:list-item>
        <text:list-item>
          <text:p text:style-name="P55">We need to ensure that the citable information is not only reliable &amp; also publishing it doesn‘t violate privacy law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hado</dc:creator>
    <meta:creation-date>2019-11-20T23:49:00Z</meta:creation-date>
    <dc:date>2019-11-20T23:49:00Z</dc:date>
    <meta:template xlink:href="Normal.dotm" xlink:type="simple"/>
    <meta:editing-cycles>2</meta:editing-cycles>
    <meta:editing-duration>PT0S</meta:editing-duration>
    <meta:document-statistic meta:page-count="2" meta:paragraph-count="6" meta:word-count="454" meta:character-count="3042" meta:row-count="21" meta:non-whitespace-character-count="2594"/>
  </office:meta>
</office:document-meta>
</file>